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7-1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2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5-02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6-0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842971428571" calcext:value-type="float">
            <text:p>2.4584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65316129032" calcext:value-type="float">
            <text:p>2.5466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3888" calcext:value-type="float">
            <text:p>2.450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990941935484" calcext:value-type="float">
            <text:p>2.5199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6576" calcext:value-type="float">
            <text:p>2.54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45825" calcext:value-type="float">
            <text:p>2.5234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66593103448" calcext:value-type="float">
            <text:p>2.332665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19509677419" calcext:value-type="float">
            <text:p>2.544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86658064516" calcext:value-type="float">
            <text:p>2.5458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2696" calcext:value-type="float">
            <text:p>2.48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816283870968" calcext:value-type="float">
            <text:p>2.4581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45824" calcext:value-type="float">
            <text:p>2.42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84475" calcext:value-type="float">
            <text:p>2.5678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66415483871" calcext:value-type="float">
            <text:p>2.576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0728" calcext:value-type="float">
            <text:p>2.58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03775" calcext:value-type="float">
            <text:p>2.58803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81432" calcext:value-type="float">
            <text:p>2.56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979380645161" calcext:value-type="float">
            <text:p>2.47979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87889655172" calcext:value-type="float">
            <text:p>2.53887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97032258064" calcext:value-type="float">
            <text:p>2.4049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18165" calcext:value-type="float">
            <text:p>2.3418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336" calcext:value-type="float">
            <text:p>2.4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60929032258" calcext:value-type="float">
            <text:p>2.4906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263922580645" calcext:value-type="float">
            <text:p>2.5826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29161290323" calcext:value-type="float">
            <text:p>2.5912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76464516129" calcext:value-type="float">
            <text:p>2.6397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7155" calcext:value-type="float">
            <text:p>2.6767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2052" calcext:value-type="float">
            <text:p>2.7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01574193548" calcext:value-type="float">
            <text:p>2.5840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174514285714" calcext:value-type="float">
            <text:p>2.6417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2895" calcext:value-type="float">
            <text:p>2.697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97058064516" calcext:value-type="float">
            <text:p>2.6159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72288" calcext:value-type="float">
            <text:p>2.56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74175" calcext:value-type="float">
            <text:p>2.5057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012825" calcext:value-type="float">
            <text:p>2.5501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690167741935" calcext:value-type="float">
            <text:p>2.66690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3064" calcext:value-type="float">
            <text:p>2.62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254658064516" calcext:value-type="float">
            <text:p>2.6525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0568" calcext:value-type="float">
            <text:p>2.58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44464516129" calcext:value-type="float">
            <text:p>2.7464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002828571429" calcext:value-type="float">
            <text:p>2.7300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344877419355" calcext:value-type="float">
            <text:p>2.6934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133" calcext:value-type="float">
            <text:p>2.588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99264" calcext:value-type="float">
            <text:p>2.50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811096774194" calcext:value-type="float">
            <text:p>2.3381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2104" calcext:value-type="float">
            <text:p>2.49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35870967742" calcext:value-type="float">
            <text:p>2.587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89651612903" calcext:value-type="float">
            <text:p>2.6378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09909677419" calcext:value-type="float">
            <text:p>2.5380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2255" calcext:value-type="float">
            <text:p>2.5662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556" calcext:value-type="float">
            <text:p>2.5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370348387097" calcext:value-type="float">
            <text:p>2.5437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14427586207" calcext:value-type="float">
            <text:p>2.46814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03975" calcext:value-type="float">
            <text:p>2.2230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234451612903" calcext:value-type="float">
            <text:p>2.412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78658064516" calcext:value-type="float">
            <text:p>2.2867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27664516129" calcext:value-type="float">
            <text:p>2.1642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724" calcext:value-type="float">
            <text:p>2.49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625987096774" calcext:value-type="float">
            <text:p>2.5462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7085" calcext:value-type="float">
            <text:p>2.6207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69416" calcext:value-type="float">
            <text:p>2.6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3843" calcext:value-type="float">
            <text:p>2.553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2128" calcext:value-type="float">
            <text:p>2.56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936625" calcext:value-type="float">
            <text:p>2.5493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986971428572" calcext:value-type="float">
            <text:p>2.54986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63145" calcext:value-type="float">
            <text:p>2.5163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643922580645" calcext:value-type="float">
            <text:p>2.5064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357625806452" calcext:value-type="float">
            <text:p>2.5335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9835" calcext:value-type="float">
            <text:p>2.489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332" calcext:value-type="float">
            <text:p>2.40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1645" calcext:value-type="float">
            <text:p>2.4591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75664516129" calcext:value-type="float">
            <text:p>2.5757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734755555556" calcext:value-type="float">
            <text:p>2.59734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4422" calcext:value-type="float">
            <text:p>2.614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18815483871" calcext:value-type="float">
            <text:p>2.591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77064" calcext:value-type="float">
            <text:p>2.5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580877419355" calcext:value-type="float">
            <text:p>2.5258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59056" calcext:value-type="float">
            <text:p>2.49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904748387097" calcext:value-type="float">
            <text:p>2.6290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42735483871" calcext:value-type="float">
            <text:p>2.7064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46632" calcext:value-type="float">
            <text:p>2.66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771148387097" calcext:value-type="float">
            <text:p>2.6077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3728" calcext:value-type="float">
            <text:p>2.70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52987826087" calcext:value-type="float">
            <text:p>2.705298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64847058824" calcext:value-type="float">
            <text:p>2.588648470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74" calcext:value-type="float">
            <text:p>2.61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321780645161" calcext:value-type="float">
            <text:p>2.4432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24722580645" calcext:value-type="float">
            <text:p>2.4942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30322580645" calcext:value-type="float">
            <text:p>2.561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7851" calcext:value-type="float">
            <text:p>2.617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70632258064" calcext:value-type="float">
            <text:p>2.5787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35690322581" calcext:value-type="float">
            <text:p>2.6343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7404" calcext:value-type="float">
            <text:p>2.59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832975" calcext:value-type="float">
            <text:p>2.6383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331857142857" calcext:value-type="float">
            <text:p>2.60331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27725" calcext:value-type="float">
            <text:p>2.5992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362812903226" calcext:value-type="float">
            <text:p>2.6536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12851612903" calcext:value-type="float">
            <text:p>2.589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50116129032" calcext:value-type="float">
            <text:p>2.473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451904" calcext:value-type="float">
            <text:p>2.354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88624516129" calcext:value-type="float">
            <text:p>2.598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66675" calcext:value-type="float">
            <text:p>2.6676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87728" calcext:value-type="float">
            <text:p>2.72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526477419355" calcext:value-type="float">
            <text:p>2.7452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569858064516" calcext:value-type="float">
            <text:p>2.7256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935974193548" calcext:value-type="float">
            <text:p>2.6693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481824" calcext:value-type="float">
            <text:p>2.614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0688" calcext:value-type="float">
            <text:p>2.7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1864" calcext:value-type="float">
            <text:p>2.5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741" calcext:value-type="float">
            <text:p>2.499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3672" calcext:value-type="float">
            <text:p>2.45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1849" calcext:value-type="float">
            <text:p>2.601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098503225806" calcext:value-type="float">
            <text:p>2.6209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4936" calcext:value-type="float">
            <text:p>2.50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55525" calcext:value-type="float">
            <text:p>2.5155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50856" calcext:value-type="float">
            <text:p>2.2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215948387097" calcext:value-type="float">
            <text:p>2.3821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59420689655" calcext:value-type="float">
            <text:p>2.69159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947525" calcext:value-type="float">
            <text:p>2.6594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133" calcext:value-type="float">
            <text:p>2.588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46736" calcext:value-type="float">
            <text:p>2.54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97548387097" calcext:value-type="float">
            <text:p>2.4339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1768" calcext:value-type="float">
            <text:p>2.4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89" calcext:value-type="float">
            <text:p>2.6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8356" calcext:value-type="float">
            <text:p>2.8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8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50" meta:object-count="0"/>
    <meta:user-defined meta:name="AppVersion">3.0</meta:user-defined>
  </office:meta>
</office:document-meta>
</file>